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justify" draw:textarea-vertical-align="middle" draw:auto-grow-height="false" fo:min-height="14.55cm" fo:min-width="20.5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4.65cm" fo:min-width="9.9cm"/>
      <style:paragraph-properties style:writing-mode="lr-tb"/>
    </style:style>
    <style:style style:name="gr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172cm" fo:min-width="0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316cm" fo:min-width="0.066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264cm" fo:min-width="0.01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color="#5983b0" draw:fill-color="#ffffff" draw:textarea-horizontal-align="justify" draw:textarea-vertical-align="middle" draw:auto-grow-height="false" fo:min-height="6.95cm" fo:min-width="5.9cm"/>
      <style:paragraph-properties style:writing-mode="lr-tb"/>
    </style:style>
    <style:style style:name="gr7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0.888cm" fo:min-width="0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0.836cm" fo:min-width="0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c921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color="#c9211e" draw:fill-color="#c9211e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1.15cm" fo:min-width="8.7cm"/>
      <style:paragraph-properties style:writing-mode="lr-tb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6.2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c9211e"/>
      <style:paragraph-properties fo:text-align="center"/>
    </style:style>
    <style:style style:name="T1" style:family="text">
      <style:text-properties fo:color="#00a933"/>
    </style:style>
    <style:style style:name="T2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14.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4cm" svg:height="4.9cm" svg:x="1cm" svg:y="1cm">
          <text:p text:style-name="P2">function recursive(input):</text:p>
          <text:p text:style-name="P2"><text:tab/>if input &lt;= 0:</text:p>
          <text:p text:style-name="P2"><text:tab/><text:tab/>return input</text:p>
          <text:p text:style-name="P2"><text:tab/>else:</text:p>
          <text:p text:style-name="P2"><text:tab/><text:tab/>output = recursive(input -1)</text:p>
          <text:p text:style-name="P2"><text:tab/><text:tab/>return out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0.4cm" svg:height="1.5cm" svg:x="2.1cm" svg:y="2.2cm">
          <text:p/>
          <draw:enhanced-geometry svg:viewBox="0 0 21600 21600" draw:glue-points="21600 0 0 10800 21600 21600" draw:text-areas="13800 ?f9 21600 ?f10" draw:type="left-brace" draw:modifiers="1800 10951.099267155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5" draw:layer="layout" svg:width="0.8cm" svg:height="0.8cm" svg:x="1.2cm" svg:y="2.5cm">
          <text:p text:style-name="P5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cm" svg:height="0.8cm" svg:x="8.3cm" svg:y="3.4cm">
          <text:p text:style-name="P5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cm" svg:height="0.8cm" svg:x="7.5cm" svg:y="4.8cm">
          <text:p text:style-name="P5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6.4cm" svg:height="7.2cm" svg:x="1cm" svg:y="6.3cm">
          <text:p text:style-name="P2">recursive(2)</text:p>
          <text:p text:style-name="P2"><text:tab/>recursive(1)</text:p>
          <text:p text:style-name="P2"><text:tab/><text:tab/>recursive(0)</text:p>
          <text:p text:style-name="P2"><text:tab/><text:tab/><text:span text:style-name="T1">ret</text:span><text:span text:style-name="T1">ur</text:span><text:span text:style-name="T1">n(</text:span><text:span text:style-name="T1">0)</text:span></text:p>
          <text:p text:style-name="P2"><text:span text:style-name="T1"/></text:p>
          <text:p text:style-name="P6"><text:span text:style-name="T2"><text:tab/></text:span><text:span text:style-name="T2"><text:tab/></text:span><text:span text:style-name="T2">out</text:span><text:span text:style-name="T2">put </text:span><text:span text:style-name="T2">= </text:span><text:span text:style-name="T2">0</text:span></text:p>
          <text:p text:style-name="P6"><text:span text:style-name="T2"><text:tab/></text:span><text:span text:style-name="T2"><text:tab/></text:span><text:span text:style-name="T2">ret</text:span><text:span text:style-name="T2">ur</text:span><text:span text:style-name="T2">n 0</text:span></text:p>
          <text:p text:style-name="P6"><text:span text:style-name="T2"><text:tab/></text:span><text:span text:style-name="T2">out</text:span><text:span text:style-name="T2">put </text:span><text:span text:style-name="T2">= </text:span><text:span text:style-name="T2">0</text:span></text:p>
          <text:p text:style-name="P6"><text:span text:style-name="T2"><text:tab/></text:span><text:span text:style-name="T2">ret</text:span><text:span text:style-name="T2">ur</text:span><text:span text:style-name="T2">n 0</text:span></text:p>
          <text:p text:style-name="P5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3cm" svg:height="1.2cm" svg:x="3.4cm" svg:y="10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4" draw:layer="layout" svg:width="0.3cm" svg:height="1.2cm" svg:x="2.14cm" svg:y="11.4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path draw:style-name="gr9" draw:text-style-name="P7" draw:layer="layout" svg:width="1.398cm" svg:height="3.099cm" draw:transform="skewX (-0.0296705972839036) rotate (3.11227112215629) translate (3.3cm 10.600222783159cm)" svg:viewBox="0 0 1399 3100" svg:d="M0 0c492 0 860 200 1106 600s368 1100 245 1800-369 700-369 700">
          <text:p/>
        </draw:path>
        <draw:custom-shape draw:style-name="gr10" draw:text-style-name="P8" draw:layer="layout" svg:width="0.193cm" svg:height="0.194cm" draw:transform="rotate (-1.5706217938697) translate (2.5cm 7.3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9" draw:text-style-name="P7" draw:layer="layout" svg:width="0.699cm" svg:height="4.899cm" draw:transform="rotate (-3.14159265358979) translate (2cm 12cm)" svg:viewBox="0 0 700 4900" svg:d="M0 0c400 0 500 200 600 600s100 4300 100 4300">
          <text:p/>
        </draw:path>
        <draw:custom-shape draw:style-name="gr10" draw:text-style-name="P8" draw:layer="layout" svg:width="0.193cm" svg:height="0.194cm" draw:transform="rotate (0.000174532925199274) translate (1.207cm 7.00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" draw:text-style-name="P7" draw:layer="layout" svg:x1="4.7cm" svg:y1="6.7cm" svg:x2="9cm" svg:y2="6.7cm">
          <text:p/>
        </draw:line>
        <draw:custom-shape draw:style-name="gr12" draw:text-style-name="P3" draw:layer="layout" svg:width="9.2cm" svg:height="1.4cm" svg:x="9cm" svg:y="6.1cm">
          <text:p text:style-name="P2">The function has not competed </text:p>
          <text:p text:style-name="P2">the execution yet</text:p>
          <draw:enhanced-geometry svg:viewBox="0 0 21600 21600" draw:type="rectangle" draw:enhanced-path="M 0 0 L 21600 0 21600 21600 0 21600 0 0 Z N"/>
        </draw:custom-shape>
        <draw:line draw:style-name="gr11" draw:text-style-name="P7" draw:layer="layout" svg:x1="7.2cm" svg:y1="8.1cm" svg:x2="11.5cm" svg:y2="8.1cm">
          <text:p/>
        </draw:line>
        <draw:custom-shape draw:style-name="gr13" draw:text-style-name="P3" draw:layer="layout" svg:width="6.7cm" svg:height="0.9cm" svg:x="11.5cm" svg:y="7.6cm">
          <text:p text:style-name="P2">Exit condition reach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08-13T13:33:53.817073362</dc:date>
    <meta:editing-duration>PT3H50M25S</meta:editing-duration>
    <meta:editing-cycles>38</meta:editing-cycles>
    <meta:generator>LibreOffice/6.4.4.2$Linux_X86_64 LibreOffice_project/40$Build-2</meta:generator>
    <meta:document-statistic meta:object-count="17"/>
  </office:meta>
</office:document-meta>
</file>